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Double_20_Dash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Long_20_Dot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5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2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67cm" svg:y1="1.962cm" svg:x2="11.448cm" svg:y2="12.24cm">
          <text:p/>
        </draw:line>
        <draw:line draw:style-name="gr1" draw:text-style-name="P1" draw:layer="layout" svg:x1="11.45cm" svg:y1="12.242cm" svg:x2="21.59cm" svg:y2="12.242cm">
          <text:p/>
        </draw:line>
        <draw:line draw:style-name="gr1" draw:text-style-name="P1" draw:layer="layout" svg:x1="11.448cm" svg:y1="12.24cm" svg:x2="11.448cm" svg:y2="20.996cm">
          <text:p/>
        </draw:line>
        <draw:line draw:style-name="gr1" draw:text-style-name="P1" draw:layer="layout" svg:x1="0cm" svg:y1="20.996cm" svg:x2="21.59cm" svg:y2="20.996cm">
          <text:p/>
        </draw:line>
        <draw:line draw:style-name="gr2" draw:text-style-name="P1" draw:layer="layout" svg:x1="6.766cm" svg:y1="1.962cm" svg:x2="1.791cm" svg:y2="20.995cm">
          <text:p/>
        </draw:line>
        <draw:line draw:style-name="gr3" draw:text-style-name="P1" draw:layer="layout" svg:x1="11.475cm" svg:y1="12.242cm" svg:x2="0.688cm" svg:y2="12.242cm">
          <text:p/>
        </draw:line>
        <draw:line draw:style-name="gr3" draw:text-style-name="P1" draw:layer="layout" svg:x1="1.809cm" svg:y1="20.993cm" svg:x2="11.456cm" svg:y2="12.206cm">
          <text:p/>
        </draw:line>
        <draw:frame draw:style-name="gr4" draw:text-style-name="P2" draw:layer="layout" svg:width="0.896cm" svg:height="0.962cm" svg:x="10.054cm" svg:y="11.212cm">
          <draw:text-box>
            <text:p><text:span text:style-name="T1">θ</text:span></text:p>
          </draw:text-box>
        </draw:frame>
        <draw:frame draw:style-name="gr5" draw:text-style-name="P2" draw:layer="layout" svg:width="0.977cm" svg:height="0.962cm" svg:x="6.269cm" svg:y="0.955cm">
          <draw:text-box>
            <text:p>B</text:p>
          </draw:text-box>
        </draw:frame>
        <draw:frame draw:style-name="gr6" draw:text-style-name="P2" draw:layer="layout" svg:width="1.018cm" svg:height="1.058cm" svg:x="11.438cm" svg:y="11.131cm">
          <draw:text-box>
            <text:p>C</text:p>
          </draw:text-box>
        </draw:frame>
        <draw:frame draw:style-name="gr5" draw:text-style-name="P2" draw:layer="layout" svg:width="1.099cm" svg:height="0.962cm" svg:x="9.851cm" svg:y="12.311cm">
          <draw:text-box>
            <text:p><text:span text:style-name="T1">β</text:span></text:p>
          </draw:text-box>
        </draw:frame>
        <draw:frame draw:style-name="gr7" draw:text-style-name="P2" draw:layer="layout" svg:width="1.018cm" svg:height="0.962cm" svg:x="1.384cm" svg:y="21.185cm">
          <draw:text-box>
            <text:p>D</text:p>
          </draw:text-box>
        </draw:frame>
        <draw:frame draw:style-name="gr8" draw:text-style-name="P2" draw:layer="layout" svg:width="0.977cm" svg:height="0.962cm" svg:x="9.037cm" svg:y="6.164cm">
          <draw:text-box>
            <text:p>a</text:p>
          </draw:text-box>
        </draw:frame>
        <draw:frame draw:style-name="gr9" draw:text-style-name="P2" draw:layer="layout" svg:width="0.855cm" svg:height="0.962cm" svg:x="6.554cm" svg:y="16.666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11:40:31.637309992</meta:creation-date>
    <dc:date>2021-05-16T11:54:35.631804664</dc:date>
    <meta:editing-duration>PT14M4S</meta:editing-duration>
    <meta:editing-cycles>2</meta:editing-cycles>
    <meta:generator>LibreOffice/7.0.6.2$Linux_X86_64 LibreOffice_project/00$Build-2</meta:generator>
    <meta:document-statistic meta:object-count="14"/>
  </office:meta>
</office:document-meta>
</file>